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6b12b" officeooo:paragraph-rsid="0006b12b"/>
    </style:style>
    <style:style style:name="P2" style:family="paragraph" style:parent-style-name="Standard">
      <style:text-properties officeooo:rsid="00097aad" officeooo:paragraph-rsid="00097aad"/>
    </style:style>
    <style:style style:name="P3" style:family="paragraph" style:parent-style-name="Standard">
      <style:text-properties style:text-underline-style="solid" style:text-underline-width="auto" style:text-underline-color="font-color" fo:font-weight="bold" officeooo:rsid="0006b12b" officeooo:paragraph-rsid="0006b12b" style:font-weight-asian="bold" style:font-weight-complex="bold"/>
    </style:style>
    <style:style style:name="P4" style:family="paragraph" style:parent-style-name="Standard">
      <style:text-properties style:text-underline-style="solid" style:text-underline-width="auto" style:text-underline-color="font-color" officeooo:rsid="00097aad" officeooo:paragraph-rsid="00097aad"/>
    </style:style>
    <style:style style:name="P5" style:family="paragraph" style:parent-style-name="Standard">
      <style:text-properties style:text-underline-style="solid" style:text-underline-width="auto" style:text-underline-color="font-color" officeooo:rsid="000af805" officeooo:paragraph-rsid="000af805"/>
    </style:style>
    <style:style style:name="P6" style:family="paragraph" style:parent-style-name="Standard">
      <style:text-properties style:text-underline-style="solid" style:text-underline-width="auto" style:text-underline-color="font-color" officeooo:rsid="001f544e" officeooo:paragraph-rsid="001f544e"/>
    </style:style>
    <style:style style:name="P7" style:family="paragraph" style:parent-style-name="Standard">
      <style:paragraph-properties fo:text-align="center" style:justify-single-word="false"/>
      <style:text-properties fo:font-size="13pt" style:text-underline-style="solid" style:text-underline-width="auto" style:text-underline-color="font-color" fo:font-weight="bold" officeooo:rsid="0006b12b" officeooo:paragraph-rsid="0006b12b" style:font-size-asian="13pt" style:font-weight-asian="bold" style:font-size-complex="13pt" style:font-weight-complex="bold"/>
    </style:style>
    <style:style style:name="P8" style:family="paragraph" style:parent-style-name="Standard">
      <style:text-properties officeooo:rsid="001f544e" officeooo:paragraph-rsid="001f544e"/>
    </style:style>
    <style:style style:name="P9" style:family="paragraph" style:parent-style-name="Standard">
      <style:text-properties officeooo:rsid="000af805" officeooo:paragraph-rsid="000af805"/>
    </style:style>
    <style:style style:name="P10" style:family="paragraph" style:parent-style-name="Standard">
      <style:text-properties style:text-underline-style="none" officeooo:rsid="001f544e" officeooo:paragraph-rsid="001f544e"/>
    </style:style>
    <style:style style:name="P11" style:family="paragraph" style:parent-style-name="Standard">
      <style:text-properties style:text-underline-style="solid" style:text-underline-width="auto" style:text-underline-color="font-color" fo:font-weight="bold" officeooo:rsid="00227cac" officeooo:paragraph-rsid="00296218"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96218" officeooo:paragraph-rsid="00296218" style:font-weight-asian="bold" style:font-weight-complex="bold"/>
    </style:style>
    <style:style style:name="P13" style:family="paragraph" style:parent-style-name="Standard">
      <style:text-properties style:text-underline-style="none" fo:font-weight="bold" officeooo:rsid="00296218" officeooo:paragraph-rsid="00296218" style:font-weight-asian="bold" style:font-weight-complex="bold"/>
    </style:style>
    <style:style style:name="P14" style:family="paragraph" style:parent-style-name="Standard">
      <style:text-properties fo:font-style="italic" style:text-underline-style="none" fo:font-weight="bold" officeooo:rsid="00296218" officeooo:paragraph-rsid="00296218" style:font-style-asian="italic" style:font-weight-asian="bold" style:font-style-complex="italic" style:font-weight-complex="bold"/>
    </style:style>
    <style:style style:name="P15" style:family="paragraph" style:parent-style-name="Standard">
      <style:text-properties fo:font-variant="normal" fo:text-transform="none" fo:color="#000000" style:font-name="Helvetica Neue" fo:font-size="10.5pt" fo:letter-spacing="normal" fo:font-style="normal" style:text-underline-style="none" fo:font-weight="normal" officeooo:rsid="00227cac" officeooo:paragraph-rsid="002db027" style:font-weight-asian="normal" style:font-weight-complex="normal"/>
    </style:style>
    <style:style style:name="P16" style:family="paragraph" style:parent-style-name="Standard">
      <style:text-properties fo:font-style="normal" style:text-underline-style="none" fo:font-weight="normal" officeooo:rsid="002e9c0c" officeooo:paragraph-rsid="002e9c0c" style:font-style-asian="normal" style:font-weight-asian="normal" style:font-style-complex="normal" style:font-weight-complex="normal"/>
    </style:style>
    <style:style style:name="T1" style:family="text">
      <style:text-properties officeooo:rsid="000bacb5"/>
    </style:style>
    <style:style style:name="T2" style:family="text">
      <style:text-properties officeooo:rsid="000c97ba"/>
    </style:style>
    <style:style style:name="T3" style:family="text">
      <style:text-properties officeooo:rsid="000d6b6f"/>
    </style:style>
    <style:style style:name="T4" style:family="text">
      <style:text-properties officeooo:rsid="0014b735"/>
    </style:style>
    <style:style style:name="T5" style:family="text">
      <style:text-properties officeooo:rsid="001c4fdd"/>
    </style:style>
    <style:style style:name="T6" style:family="text">
      <style:text-properties officeooo:rsid="0020f62f"/>
    </style:style>
    <style:style style:name="T7" style:family="text">
      <style:text-properties officeooo:rsid="00212ba6"/>
    </style:style>
    <style:style style:name="T8" style:family="text">
      <style:text-properties officeooo:rsid="0023cda6"/>
    </style:style>
    <style:style style:name="T9" style:family="text">
      <style:text-properties officeooo:rsid="00296218"/>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officeooo:rsid="002aed65" style:font-style-asian="normal" style:font-weight-asian="normal" style:font-style-complex="normal" style:font-weight-complex="normal"/>
    </style:style>
    <style:style style:name="T12" style:family="text">
      <style:text-properties fo:font-style="normal" fo:font-weight="normal" officeooo:rsid="002b290d" style:font-style-asian="normal" style:font-weight-asian="normal" style:font-style-complex="normal" style:font-weight-complex="normal"/>
    </style:style>
    <style:style style:name="T13" style:family="text">
      <style:text-properties fo:font-style="normal" fo:font-weight="normal" officeooo:rsid="002bf562" style:font-style-asian="normal" style:font-weight-asian="normal" style:font-style-complex="normal" style:font-weight-complex="normal"/>
    </style:style>
    <style:style style:name="T14" style:family="text">
      <style:text-properties officeooo:rsid="002db027"/>
    </style:style>
    <style:style style:name="T15" style:family="text">
      <style:text-properties officeooo:rsid="002e9c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3405</text:p>
      <text:p text:style-name="P1">GENTIL Grégoire</text:p>
      <text:p text:style-name="P1">DELAHAYE Etienne</text:p>
      <text:p text:style-name="P1"/>
      <text:p text:style-name="P7">COMPTE RENDU DU TP02 (Héritage et Polymorphisme) − C++ − POO1</text:p>
      <text:p text:style-name="P1"/>
      <text:p text:style-name="P1"/>
      <text:p text:style-name="P3">A − Description détaillée des classes</text:p>
      <text:p text:style-name="P1"/>
      <text:p text:style-name="P8"><text:tab/>Vous trouverez ci-dessous une description des classes de notre projets. Le texte explique leur sémantique.</text:p>
      <text:p text:style-name="P8"><text:tab/>Sur le graphe d’héritage <text:span text:style-name="T15">(cf annexe) </text:span>vous verrez la répartition des attributs et des méthodes. Ce choix est justifié en dessous de la description des classes.</text:p>
      <text:p text:style-name="P1"/>
      <text:p text:style-name="P4">Classe Trajet :</text:p>
      <text:p text:style-name="P2"><text:tab/>Cette classe est une classe purement abstraite. Elle indique <text:span text:style-name="T1">les méthodes </text:span>qu’un objet de type Trajet <text:span text:style-name="T1">(et de ses dérivés) </text:span>doit implémenter.</text:p>
      <text:p text:style-name="P2">Elle représente un trajet (simple ou composé) du catalogue, <text:span text:style-name="T2">ainsi le main (fonction d’entrée du programme) ne traite que des objets de type Trajet *.</text:span></text:p>
      <text:p text:style-name="P2"/>
      <text:p text:style-name="P4">Classe TrajetSimple :</text:p>
      <text:p text:style-name="P2"><text:tab/>Un TrajetSimple hérite de la classe Trajet, donc implémente toutes les méthodes déclarées dans Trajet.h. Il représente un trajet simple, c’est à dire un trajet direct <text:span text:style-name="T1">s</text:span>ans escale, <text:span text:style-name="T3">avec un moyen de transport.</text:span></text:p>
      <text:p text:style-name="P2"/>
      <text:p text:style-name="P4">Classe TrajetCompose :</text:p>
      <text:p text:style-name="P2"><text:tab/>Un TrajetCompose hérite de la classe Trajet. Il représente un trajet avec une ou plusieurs escale(s), <text:span text:style-name="T3">et un ou plusieurs moyen(s) de transport différents. </text:span>À la réalisation, un TrajetCompose est constitué de plusieurs TrajetSimple stockés dans un attribut de type TabTrajet.</text:p>
      <text:p text:style-name="P2"/>
      <text:p text:style-name="P4">Classe TabTrajet :</text:p>
      <text:p text:style-name="P2"><text:tab/>Un TabTrajet est une implémentation d’un tableau dynamique de pointeurs de Trajet. Il permet les insertions et les récupérations de Trajet *. Il se réalloue automatiquement si le nombre d’objets stockés <text:span text:style-name="T5">devient trop grand pour sa capacité.</text:span></text:p>
      <text:p text:style-name="P2"/>
      <text:p text:style-name="P5">Classe Catalogue :</text:p>
      <text:p text:style-name="P9"><text:span text:style-name="T4"><text:tab/>Un </text:span>catalogue représente <text:span text:style-name="T4">un </text:span>objet stockant tous les trajets entrés par l’utilisateur. Il permet aussi la recherche de parcours et l’affichage de tous les trajets stockés. Ceux-ci sont stockés dans un attributs de type TabTrajet *.</text:p>
      <text:p text:style-name="P9"/>
      <text:p text:style-name="P9"/>
      <text:p text:style-name="P9"/>
      <text:p text:style-name="P9"/>
      <text:p text:style-name="P9"/>
      <text:p text:style-name="P9"/>
      <text:p text:style-name="P9"/>
      <text:p text:style-name="P9"/>
      <text:p text:style-name="P9"/>
      <text:p text:style-name="P9"/>
      <text:p text:style-name="P6"><text:soft-page-break/>Justifi<text:span text:style-name="T6">c</text:span>ation de ce choix :</text:p>
      <text:p text:style-name="P10"><text:tab/>Faire hériter nos classes TrajetSimple et TrajetCompose de la classe abstraite Trajet nous permet de manipuler ces objets − de type différents − de la même manière. Un TrajetCompose étant implémenté sous forme de TabTrajet, il est donc inutile de stocker les charactéristiques (départ, arrivée et moyen de transport) dans <text:span text:style-name="T6">la classe TrajetCompose; </text:span>c’est pourquoi nous avons placé ces attributs dans la classe TrajetSimple <text:span text:style-name="T7">plutôt que dans Trajet.</text:span></text:p>
      <text:p text:style-name="P10"><text:tab/><text:span text:style-name="T7">Les objets de type Catalogue n’intéragissent avec le main et avec les TabTrajet qu’à travers des pointeurs de Trajet. Le polymorphisme nous permet donc de traiter n’importe quel Trajet − qu’il soit simple ou composé − de la même façon.</text:span></text:p>
      <text:p text:style-name="P10"><text:tab/><text:span text:style-name="T8">Aussi, ce polymorphisme nous permet de gérer la collection de Trajet (simple ou compose) propre à Catalogue de la même manière que nous gérons la collection ordonnée de TrajetSimple propre à un TrajetCompose. Notre TabTrajet ne faisant pas de différences entre un TrajetSimple et un TrajetCompose, nous avons pu l’utiliser à deux reprises, nous simplifiant ainsi la gestion des tableaux et nous permettant de factoriser le code.</text:span></text:p>
      <text:p text:style-name="P10"/>
      <text:p text:style-name="P10"/>
      <text:p text:style-name="P10"/>
      <text:p text:style-name="P11">B − Description détaillée de la structure de données</text:p>
      <text:p text:style-name="P16">cf annexe pour le dessin</text:p>
      <text:p text:style-name="P11"/>
      <text:p text:style-name="P15"><text:tab/>La classe TabTrajet a pour rôle la gestion d'une collection ordonnée de trajets. Nous avons choisi comme structure, un tableau de pointeurs de Trajets, que l'on manipule en conservant sa taille maximale ainsi que sa taille utilisée. Les pointeurs étant de type Trajet*, les trajets simples et composés sont donc gérés de la même manière.</text:p>
      <text:p text:style-name="P15"><text:tab/><text:span text:style-name="T14">L</text:span>a classe dispose de deux méthodes permettant d’accéder à sa taille utilisée ainsi qu'à un trajet qu'elle contient par indice. Elle dispose d'une <text:span text:style-name="T14">méthode</text:span> d'ajout qui permet d'ajouter un trajet au tableau. Lorsque celui ci est plein, une méthode de réallocation est automatiquement appelée. Cette dernière copie le tableau actuel dans un nouveau tableau de taille double.</text:p>
      <text:p text:style-name="P11"/>
      <text:p text:style-name="P11"><text:span text:style-name="T9">C </text:span>− <text:span text:style-name="T9">Code</text:span></text:p>
      <text:p text:style-name="P11"/>
      <text:p text:style-name="P12">D − Conclusion</text:p>
      <text:p text:style-name="P14"><text:tab/><text:span text:style-name="T10">Les options de compilation, notamment “-ansi”, “-pedantic” et “-Wall” nous ont permis de corriger les erreurs de syntaxes assez rapidement. Nous avons eu quelques soucis avec les “const”, mais puisqu’à chaque fois c’était le compilateur qui nous prévenait, nous avons pu trouver le problèmes </text:span><text:span text:style-name="T12">en peu de temps</text:span><text:span text:style-name="T10">; les résoudre en a pris un peu plus.</text:span></text:p>
      <text:p text:style-name="P13"><text:span text:style-name="T10"><text:tab/>En revanche, les “Segmentation fault” lors de l’exécution du programme sont plus dur</text:span><text:span text:style-name="T11">e</text:span><text:span text:style-name="T10">s à identifier et à corriger. L’utilisation d’un debugger (gdb) a alors été nécessaire. Cela a été la partie la plus longue du débogage. </text:span><text:span text:style-name="T11">Certaines venaient d’une non-initialisation des pointeurs, d’autres à cause d’une fonction défaillante.</text:span></text:p>
      <text:p text:style-name="P13"><text:span text:style-name="T10"><text:tab/></text:span><text:span text:style-name="T11">Le passage par référence d’objets statiques nous a aussi posé quelques soucis, que l’on a réglé en allouant un espace pour chaque objet persistant dans le tas. </text:span><text:span text:style-name="T13">Cela a aussi permis de gérer plus facilement la destruction des objets construits par le passé.</text:span></text:p>
      <text:p text:style-name="P13"><text:span text:style-name="T11"/></text:p>
      <text:p text:style-name="P13"><text:span text:style-name="T11"><text:tab/>En terme d’amélioration, nous pourrions améliorer légèrement notre algorithme de recherche avancée, en particulier les procédures pour afficher une combinaison de parcours (voir Catalogue::max et Catalogue::AfficherParcours). Cela reste négligeable face à la complexité de la </text:span><text:span text:style-name="T12">récursivité</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Segoe UI',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2:46:17.691963386</meta:creation-date>
    <dc:date>2017-12-05T23:31:11.982442886</dc:date>
    <meta:editing-duration>PT1H59M4S</meta:editing-duration>
    <meta:editing-cycles>33</meta:editing-cycles>
    <meta:generator>LibreOffice/5.2.7.2$Linux_X86_64 LibreOffice_project/20m0$Build-2</meta:generator>
    <meta:document-statistic meta:table-count="0" meta:image-count="0" meta:object-count="0" meta:page-count="2" meta:paragraph-count="32" meta:word-count="767" meta:character-count="4894" meta:non-whitespace-character-count="4143"/>
  </office:meta>
</office:document-meta>
</file>